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112470000B400000168007EB8727C8F7B48D9.pdf" manifest:media-type="application/pdf"/>
  <manifest:file-entry manifest:full-path="Pictures/10000001000001E0000003C04D405F4988C2334C.png" manifest:media-type="image/png"/>
  <manifest:file-entry manifest:full-path="Pictures/10000001000001E0000003C0B433E6A5F2414841.png" manifest:media-type="image/png"/>
  <manifest:file-entry manifest:full-path="Pictures/1001102D0000B40000016800363F4C8039A5B267.pdf" manifest:media-type="application/pdf"/>
  <manifest:file-entry manifest:full-path="Pictures/10000001000001E0000003C01E4C43EE19C47280.png" manifest:media-type="image/png"/>
  <manifest:file-entry manifest:full-path="Pictures/10000001000001E0000003C0342D13383EF39C9B.png" manifest:media-type="image/png"/>
  <manifest:file-entry manifest:full-path="Pictures/100110120000B400000168002C95E54FA22B85D6.pdf" manifest:media-type="application/pdf"/>
  <manifest:file-entry manifest:full-path="Pictures/10000001000001E0000003C0E68F86688061F29B.png" manifest:media-type="image/png"/>
  <manifest:file-entry manifest:full-path="Pictures/100110070000B4000001680027285C00203366B7.pdf" manifest:media-type="application/pdf"/>
  <manifest:file-entry manifest:full-path="Pictures/10010C910000B400000168002425DC7737A0C526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985cm" svg:height="15.239cm" svg:x="4.514cm" svg:y="0.434cm">
          <draw:image xlink:href="Pictures/10010C910000B400000168002425DC7737A0C526.pdf" xlink:type="simple" xlink:show="embed" xlink:actuate="onLoad" draw:mime-type="application/pdf">
            <text:p/>
          </draw:image>
          <draw:image xlink:href="Pictures/10000001000001E0000003C0E68F86688061F29B.png" xlink:type="simple" xlink:show="embed" xlink:actuate="onLoad" draw:mime-type="image/png"/>
        </draw:frame>
        <draw:frame draw:style-name="gr1" draw:text-style-name="P1" draw:layer="layout" svg:width="6.985cm" svg:height="15.238cm" svg:x="11.499cm" svg:y="0.435cm">
          <draw:image xlink:href="Pictures/100110120000B400000168002C95E54FA22B85D6.pdf" xlink:type="simple" xlink:show="embed" xlink:actuate="onLoad" draw:mime-type="application/pdf">
            <text:p/>
          </draw:image>
          <draw:image xlink:href="Pictures/10000001000001E0000003C0342D13383EF39C9B.png" xlink:type="simple" xlink:show="embed" xlink:actuate="onLoad" draw:mime-type="image/png"/>
        </draw:frame>
        <draw:frame draw:style-name="gr1" draw:text-style-name="P1" draw:layer="layout" svg:width="6.985cm" svg:height="15.238cm" svg:x="18.484cm" svg:y="0.435cm">
          <draw:image xlink:href="Pictures/1001102D0000B40000016800363F4C8039A5B267.pdf" xlink:type="simple" xlink:show="embed" xlink:actuate="onLoad" draw:mime-type="application/pdf">
            <text:p/>
          </draw:image>
          <draw:image xlink:href="Pictures/10000001000001E0000003C0B433E6A5F2414841.png" xlink:type="simple" xlink:show="embed" xlink:actuate="onLoad" draw:mime-type="image/png"/>
        </draw:frame>
        <draw:frame draw:style-name="gr1" draw:text-style-name="P1" draw:layer="layout" svg:width="6.985cm" svg:height="15.24cm" svg:x="25.851cm" svg:y="0.434cm">
          <draw:image xlink:href="Pictures/100110070000B4000001680027285C00203366B7.pdf" xlink:type="simple" xlink:show="embed" xlink:actuate="onLoad" draw:mime-type="application/pdf">
            <text:p/>
          </draw:image>
          <draw:image xlink:href="Pictures/10000001000001E0000003C04D405F4988C2334C.png" xlink:type="simple" xlink:show="embed" xlink:actuate="onLoad" draw:mime-type="image/png"/>
        </draw:frame>
        <draw:frame draw:style-name="gr1" draw:text-style-name="P1" draw:layer="layout" svg:width="6.985cm" svg:height="15.24cm" svg:x="33.471cm" svg:y="0.434cm">
          <draw:image xlink:href="Pictures/100112470000B400000168007EB8727C8F7B48D9.pdf" xlink:type="simple" xlink:show="embed" xlink:actuate="onLoad" draw:mime-type="application/pdf">
            <text:p/>
          </draw:image>
          <draw:image xlink:href="Pictures/10000001000001E0000003C01E4C43EE19C47280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5.72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3.2cm" svg:x="1cm" svg:y="4.32cm"/>
      <draw:page-thumbnail draw:layer="backgroundobjects" svg:width="9.294cm" svg:height="3.2cm" svg:x="1cm" svg:y="12.368cm"/>
      <draw:page-thumbnail draw:layer="backgroundobjects" svg:width="9.294cm" svg:height="3.2cm" svg:x="1cm" svg:y="20.416cm"/>
      <draw:page-thumbnail draw:layer="backgroundobjects" svg:width="9.294cm" svg:height="3.2cm" svg:x="11.295cm" svg:y="4.32cm"/>
      <draw:page-thumbnail draw:layer="backgroundobjects" svg:width="9.294cm" svg:height="3.2cm" svg:x="11.295cm" svg:y="12.368cm"/>
      <draw:page-thumbnail draw:layer="backgroundobjects" svg:width="9.294cm" svg:height="3.2cm" svg:x="11.295cm" svg:y="20.416cm"/>
    </style:handout-master>
    <style:master-page style:name="Default" style:page-layout-name="PM1" draw:style-name="Mdp1">
      <draw:frame presentation:style-name="Default-title" draw:layer="backgroundobjects" svg:width="41.147cm" svg:height="2.629cm" svg:x="2.286cm" svg:y="0.627cm" presentation:class="title" presentation:placeholder="true">
        <draw:text-box/>
      </draw:frame>
      <draw:frame presentation:style-name="Default-outline1" draw:layer="backgroundobjects" svg:width="41.147cm" svg:height="9.133cm" svg:x="2.286cm" svg:y="3.684cm" presentation:class="outline" presentation:placeholder="true">
        <draw:text-box/>
      </draw:frame>
      <draw:frame presentation:style-name="Mpr1" draw:text-style-name="MP2" draw:layer="backgroundobjects" svg:width="10.652cm" svg:height="1.085cm" svg:x="2.286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14.492cm" svg:height="1.085cm" svg:x="15.636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10.652cm" svg:height="1.085cm" svg:x="32.781cm" svg:y="14.34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23T03:48:28.893414581</meta:creation-date>
    <dc:date>2023-11-23T03:53:46.582825615</dc:date>
    <meta:editing-duration>PT5M18S</meta:editing-duration>
    <meta:editing-cycles>1</meta:editing-cycles>
    <meta:document-statistic meta:object-count="28"/>
    <meta:generator>LibreOffice/7.3.7.2$Linux_X86_64 LibreOffice_project/30$Build-2</meta:generator>
  </office:meta>
</office:document-meta>
</file>